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c639" officeooo:paragraph-rsid="0000c639"/>
    </style:style>
    <style:style style:name="P2" style:family="paragraph" style:parent-style-name="Standard">
      <style:text-properties officeooo:rsid="00010fea" officeooo:paragraph-rsid="00010fea"/>
    </style:style>
    <style:style style:name="P3" style:family="paragraph" style:parent-style-name="Standard">
      <style:text-properties officeooo:rsid="0004162e" officeooo:paragraph-rsid="0004162e"/>
    </style:style>
    <style:style style:name="P4" style:family="paragraph" style:parent-style-name="Standard">
      <style:text-properties officeooo:rsid="0004162e" officeooo:paragraph-rsid="000604d2"/>
    </style:style>
    <style:style style:name="P5" style:family="paragraph" style:parent-style-name="Standard">
      <style:text-properties officeooo:paragraph-rsid="0004162e"/>
    </style:style>
    <style:style style:name="P6" style:family="paragraph" style:parent-style-name="Standard">
      <style:text-properties officeooo:rsid="000604d2" officeooo:paragraph-rsid="000604d2"/>
    </style:style>
    <style:style style:name="P7" style:family="paragraph" style:parent-style-name="Standard">
      <style:text-properties officeooo:rsid="000604d2" officeooo:paragraph-rsid="00062364"/>
    </style:style>
    <style:style style:name="P8" style:family="paragraph" style:parent-style-name="Standard">
      <style:text-properties officeooo:rsid="000604d2" officeooo:paragraph-rsid="00074bda"/>
    </style:style>
    <style:style style:name="P9" style:family="paragraph" style:parent-style-name="Standard">
      <style:text-properties officeooo:rsid="000604d2" officeooo:paragraph-rsid="000a1936"/>
    </style:style>
    <style:style style:name="P10" style:family="paragraph" style:parent-style-name="Standard">
      <style:text-properties officeooo:rsid="00074bda" officeooo:paragraph-rsid="00074bda"/>
    </style:style>
    <style:style style:name="P11" style:family="paragraph" style:parent-style-name="Standard">
      <style:text-properties officeooo:rsid="0008d182" officeooo:paragraph-rsid="0008d182"/>
    </style:style>
    <style:style style:name="P12" style:family="paragraph" style:parent-style-name="Standard">
      <style:text-properties officeooo:rsid="0008d182" officeooo:paragraph-rsid="000a1936"/>
    </style:style>
    <style:style style:name="P13" style:family="paragraph" style:parent-style-name="Standard">
      <style:text-properties officeooo:rsid="000a1936" officeooo:paragraph-rsid="000a1936"/>
    </style:style>
    <style:style style:name="T1" style:family="text">
      <style:text-properties officeooo:rsid="0000c639"/>
    </style:style>
    <style:style style:name="T2" style:family="text">
      <style:text-properties officeooo:rsid="0004162e"/>
    </style:style>
    <style:style style:name="T3" style:family="text">
      <style:text-properties officeooo:rsid="000604d2"/>
    </style:style>
    <style:style style:name="T4" style:family="text">
      <style:text-properties officeooo:rsid="00074bda"/>
    </style:style>
    <style:style style:name="T5" style:family="text">
      <style:text-properties officeooo:rsid="0008d182"/>
    </style:style>
    <style:style style:name="T6" style:family="text">
      <style:text-properties officeooo:rsid="000a19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(s)p(r|s)p(ch|r)p(c|ch) = p(s)p(r|s)p(ch)p(c) = 1/N I[s,r] 1/C 1/W*H </text:p>
      <text:p text:style-name="P1"/>
      <text:p text:style-name="P2">(Assume <text:span text:style-name="T1">I[s,r]</text:span>=1)</text:p>
      <text:p text:style-name="P2">p(s,r,ch,c) = 1/N 1/C 1/W*H</text:p>
      <text:p text:style-name="P1"/>
      <text:p text:style-name="P1"/>
      <text:p text:style-name="P1"/>
      <text:p text:style-name="P1">&lt;tf.Tensor: shape=(32,), dtype=float32, numpy=</text:p>
      <text:p text:style-name="P1">array([0.18238485, 0.18189795, 0.17934275, 0.1921266 , 0.1894657 ,</text:p>
      <text:p text:style-name="P1"><text:s text:c="7"/>0.1822308 , 0.18693706, 0.18473774, 0.17209728, 0.18293928,</text:p>
      <text:p text:style-name="P1"><text:s text:c="7"/>0.18579575, 0.19045556, 0.19045746, 0.19303349, 0.18460274,</text:p>
      <text:p text:style-name="P1"><text:s text:c="7"/>0.18310788, 0.18455574, 0.17268884, 0.18440263, 0.18495318,</text:p>
      <text:p text:style-name="P1"><text:s text:c="7"/>0.17370763, 0.18361308, 0.20093982, 0.16380447, 0.18290031,</text:p>
      <text:p text:style-name="P1"><text:s text:c="7"/>0.18357159, 0.1706611 , 0.17916103, 0.18899025, 0.1711385 ,</text:p>
      <text:p text:style-name="P1"><text:s text:c="7"/>0.19019651, 0.19062391], dtype=float32)&gt;</text:p>
      <text:p text:style-name="P1"/>
      <text:p text:style-name="P1"/>
      <text:p text:style-name="P1">mu</text:p>
      <text:p text:style-name="P1">&lt;tf.Tensor: shape=(32,), dtype=float32, numpy=</text:p>
      <text:p text:style-name="P1">array([0.18238476, 0.18189785, 0.17934263, 0.19212648, 0.18946558,</text:p>
      <text:p text:style-name="P1"><text:s text:c="7"/>0.18223067, 0.18693693, 0.18473762, 0.1720971 , 0.1829391 ,</text:p>
      <text:p text:style-name="P1"><text:s text:c="7"/>0.18579558, 0.19045535, 0.19045728, 0.19303328, 0.18460256,</text:p>
      <text:p text:style-name="P1"><text:s text:c="7"/>0.1831077 , 0.18455571, 0.17268881, 0.18440259, 0.18495315,</text:p>
      <text:p text:style-name="P1"><text:s text:c="7"/>0.1737076 , 0.18361303, 0.20093977, 0.16380443, 0.18290028,</text:p>
      <text:p text:style-name="P1"><text:s text:c="7"/>0.18357155, 0.17066108, 0.17916098, 0.18899022, 0.17113847,</text:p>
      <text:p text:style-name="P1"><text:s text:c="7"/>0.19019648, 0.19062386], dtype=float32)&gt;</text:p>
      <text:p text:style-name="P1"/>
      <text:p text:style-name="P1"/>
      <text:p text:style-name="P1"/>
      <text:p text:style-name="P1">&lt;tf.Tensor: shape=(125, 32, 32, 32), dtype=float32, numpy=</text:p>
      <text:p text:style-name="P1">array([[[[0.0000000e+00, 0.0000000e+00, 0.0000000e+00, ...,</text:p>
      <text:p text:style-name="P1"><text:s text:c="10"/>1.8780065e-05, 1.8780065e-05, 1.8780065e-05],</text:p>
      <text:p text:style-name="P1"><text:s text:c="9"/>[0.0000000e+00, 0.0000000e+00, 0.0000000e+00, ...,</text:p>
      <text:p text:style-name="P1"><text:s text:c="10"/>1.8780065e-05, 1.8780065e-05, 1.8780065e-05],</text:p>
      <text:p text:style-name="P1"><text:s text:c="9"/>[0.0000000e+00, 0.0000000e+00, 0.0000000e+00, ...,</text:p>
      <text:p text:style-name="P1"><text:s text:c="10"/>1.8780065e-05, 1.8780065e-05, 1.8780065e-05],</text:p>
      <text:p text:style-name="P1"><text:s text:c="9"/>...,</text:p>
      <text:p text:style-name="P1"><text:s text:c="9"/>[0.0000000e+00, 0.0000000e+00, 0.0000000e+00, ...,</text:p>
      <text:p text:style-name="P1"><text:s text:c="10"/>1.8780065e-05, 1.8780065e-05, 1.8780065e-05],</text:p>
      <text:p text:style-name="P1"><text:s text:c="9"/>[0.0000000e+00, 0.0000000e+00, 0.0000000e+00, ...,</text:p>
      <text:p text:style-name="P1"><text:s text:c="10"/>1.8780065e-05, 1.8780065e-05, 1.8780065e-05],</text:p>
      <text:p text:style-name="P1"><text:s text:c="9"/>[0.0000000e+00, 0.0000000e+00, 0.0000000e+00, ...,</text:p>
      <text:p text:style-name="P1"><text:s text:c="10"/>1.8780065e-05, 1.8780065e-05, 1.8780065e-05]],</text:p>
      <text:p text:style-name="P1"><text:s text:c="8"/>[[0.0000000e+00, 0.0000000e+00, 0.0000000e+00, ...,</text:p>
      <text:p text:style-name="P1"><text:s text:c="10"/>1.8780065e-05, 1.8780065e-05, 1.8780065e-05],</text:p>
      <text:p text:style-name="P1"><text:s text:c="9"/>[0.0000000e+00, 0.0000000e+00, 0.0000000e+00, ...,</text:p>
      <text:p text:style-name="P1"><text:s text:c="10"/>1.8780065e-05, 1.8780065e-05, 1.8780065e-05…</text:p>
      <text:p text:style-name="P1"/>
      <text:p text:style-name="P1"/>
      <text:p text:style-name="P1"><text:soft-page-break/></text:p>
      <text:p text:style-name="P1">joint_probabilities_tensor</text:p>
      <text:p text:style-name="P1">&lt;tf.Tensor: shape=(125, 32, 32, 32), dtype=float32, numpy=</text:p>
      <text:p text:style-name="P1">array([[[[0.0000000e+00, 0.0000000e+00, 0.0000000e+00, ...,</text:p>
      <text:p text:style-name="P1"><text:s text:c="10"/>1.8780049e-05, 1.8780049e-05, 1.8780049e-05],</text:p>
      <text:p text:style-name="P1"><text:s text:c="9"/>[0.0000000e+00, 0.0000000e+00, 0.0000000e+00, ...,</text:p>
      <text:p text:style-name="P1"><text:s text:c="10"/>1.8780049e-05, 1.8780049e-05, 1.8780049e-05],</text:p>
      <text:p text:style-name="P1"><text:s text:c="9"/>[0.0000000e+00, 0.0000000e+00, 0.0000000e+00, ...,</text:p>
      <text:p text:style-name="P1"><text:s text:c="10"/>1.8780049e-05, 1.8780049e-05, 1.8780049e-05],</text:p>
      <text:p text:style-name="P1"><text:s text:c="9"/>...,</text:p>
      <text:p text:style-name="P1"><text:s text:c="9"/>[0.0000000e+00, 0.0000000e+00, 0.0000000e+00, ...,</text:p>
      <text:p text:style-name="P1"><text:s text:c="10"/>1.8780049e-05, 1.8780049e-05, 1.8780049e-05],</text:p>
      <text:p text:style-name="P1"><text:s text:c="9"/>[0.0000000e+00, 0.0000000e+00, 0.0000000e+00, ...,</text:p>
      <text:p text:style-name="P1"><text:s text:c="10"/>1.8780049e-05, 1.8780049e-05, 1.8780049e-05],</text:p>
      <text:p text:style-name="P1"><text:s text:c="9"/>[0.0000000e+00, 0.0000000e+00, 0.0000000e+00, ...,</text:p>
      <text:p text:style-name="P1"><text:s text:c="10"/>1.8780049e-05, 1.8780049e-05, 1.8780049e-05]],</text:p>
      <text:p text:style-name="P1"><text:s text:c="8"/>[[0.0000000e+00, 0.0000000e+00, 0.0000000e+00, ...,</text:p>
      <text:p text:style-name="P1"><text:s text:c="10"/>1.8780049e-05, 1.8780049e-05, 1.8780049e-05],</text:p>
      <text:p text:style-name="P1"><text:s text:c="9"/>[0.0000000e+00, 0.0000000e+00, 0.0000000e+00, ...,</text:p>
      <text:p text:style-name="P1"><text:s text:c="10"/>1.8780049e-05, 1.8780049e-05, 1.8780049e-05…</text:p>
      <text:p text:style-name="P1"/>
      <text:p text:style-name="P1"/>
      <text:p text:style-name="P1"/>
      <text:p text:style-name="P3">1/N*p(r|s)*1/Ch*1/WH</text:p>
      <text:p text:style-name="P3"/>
      <text:p text:style-name="P5"><text:span text:style-name="T2">p(ch,r) = sum_s sum_c </text:span><text:span text:style-name="T1">p(s)p(r|s)p(ch)p(c) <text:s/></text:span><text:span text:style-name="T2">= p(ch) <text:s/>sum_s sum_c </text:span><text:span text:style-name="T1">p(s)p(r|s)p(</text:span><text:span text:style-name="T2">c</text:span><text:span text:style-name="T1">) </text:span></text:p>
      <text:p text:style-name="P5"><text:span text:style-name="T2">= p(ch) sum_s p(s)p(r|s) sum_c p(c) = p(ch) sum_s p(s) p(r|s) = 1/Ch sum_s 1/N p(r|s)</text:span></text:p>
      <text:p text:style-name="P3">= 1/(Ch*N) sum_s p(r|s)</text:p>
      <text:p text:style-name="P3"/>
      <text:p text:style-name="P3"/>
      <text:p text:style-name="P3"/>
      <text:p text:style-name="P3">p(s,c|ch,r) = (1/N*p(r|s)*1/Ch*1/WH) / (1/N * 1/Ch * sum_s p(r|s)) = <text:span text:style-name="T5">(</text:span>(1/WH * p(r|s)) / sum_s p(r|s)) </text:p>
      <text:p text:style-name="P4">p(s,c|ch,r) /<text:span text:style-name="T3">p(r|s) = {</text:span>1/WH * p(r|s)<text:span text:style-name="T3">}</text:span> / <text:span text:style-name="T3">{p(r|s) *</text:span>sum_s p(r|s))<text:span text:style-name="T3">} = 1 * {W*H*</text:span>sum_s p(r|s)<text:span text:style-name="T3">}</text:span></text:p>
      <text:p text:style-name="P3"/>
      <text:p text:style-name="P3"/>
      <text:p text:style-name="P6">E[x|ch,r] = sum_s sum_c x(s,c) * p(s,c|ch,r)</text:p>
      <text:p text:style-name="P6"/>
      <text:p text:style-name="P6">E[x_hat|ch,r] = sum_s sum_c x(s,c)*p(r|s)*p(s,c|ch,r) </text:p>
      <text:p text:style-name="P3"/>
      <text:p text:style-name="P6">E[x|ch,r] = sum_s sum_c x(s,c)*p(r|s)*{p(s,c|ch,r)/p(r|s)}</text:p>
      <text:p text:style-name="P7"/>
      <text:p text:style-name="P10">When p(r|s) is hard:</text:p>
      <text:p text:style-name="P10"/>
      <text:p text:style-name="P8">E[x|ch,r] = sum_s sum_c x(s,c) * p(s,c|ch,r)</text:p>
      <text:p text:style-name="P8">E[x|ch,r] = sum_s sum_c x(s,c) * <text:span text:style-name="T5">(</text:span><text:span text:style-name="T2">(1/WH * p(r|s)) / sum_s p(r|s)) </text:span><text:span text:style-name="T5">= sum_s sum_c y(s, c|ch, r)</text:span></text:p>
      <text:p text:style-name="P11">When <text:span text:style-name="T2">p(r|s)</text:span>=0 then: y(s, c|ch, r)=0</text:p>
      <text:p text:style-name="P11">When p(r|s)=1 then: y(s, c|ch, r)=<text:span text:style-name="T3">x(s,c) * </text:span>( <text:span text:style-name="T2">(1/WH</text:span>)<text:span text:style-name="T2"> / sum_s p(r|s) ) </text:span></text:p>
      <text:p text:style-name="P11">Then <text:span text:style-name="T3">E[x|ch,r] = </text:span><text:span text:style-name="T4">s</text:span><text:span text:style-name="T3">um_c </text:span><text:span text:style-name="T4">sum_{where p(r|s)=1} </text:span><text:span text:style-name="T3">x(s,c) * </text:span>( <text:span text:style-name="T2">(1/WH</text:span>)<text:span text:style-name="T2"> / sum_s p(r|s) ) </text:span></text:p>
      <text:p text:style-name="P8"/>
      <text:p text:style-name="P8"><text:soft-page-break/></text:p>
      <text:p text:style-name="P10"/>
      <text:p text:style-name="P9">E[x_hat|ch,r] = sum_s sum_c x(s,c)*p(r|s)*p(s,c|ch,r) <text:span text:style-name="T5">= </text:span>sum_s sum_c x(s,c) * <text:span text:style-name="T2">p(r|s) * </text:span><text:span text:style-name="T5">(</text:span><text:span text:style-name="T2">(1/WH * p(r|s)) / sum_s p(r|s))</text:span></text:p>
      <text:p text:style-name="P13">Let y_hat(<text:span text:style-name="T5">s, c|ch, r) </text:span>= <text:span text:style-name="T3">x(s,c) * </text:span><text:span text:style-name="T2">p(r|s) * </text:span><text:span text:style-name="T5">(</text:span><text:span text:style-name="T2">(1/WH * p(r|s)) / sum_s p(r|s))</text:span></text:p>
      <text:p text:style-name="P12">When <text:span text:style-name="T2">p(r|s)</text:span>=0 then: y_<text:span text:style-name="T6">hat</text:span>(s, c|ch, r)=0</text:p>
      <text:p text:style-name="P13">When p(r|s)=1 then: </text:p>
      <text:p text:style-name="P13"/>
      <text:p text:style-name="P13"/>
      <text:p text:style-name="P9">E[x_hat|ch,r] = sum_s sum_c x(s,c)*p(r|s)*p(s,c|ch,r) <text:span text:style-name="T5">= </text:span>sum_s sum_c x(s,c) * <text:span text:style-name="T2">p(r|s) * </text:span><text:span text:style-name="T5">(</text:span><text:span text:style-name="T2">(1/WH * p(r|s)) / sum_s p(r|s))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2:56:55.025244162</meta:creation-date>
    <dc:date>2022-05-11T15:47:21.227085032</dc:date>
    <meta:editing-duration>PT2M21S</meta:editing-duration>
    <meta:editing-cycles>1</meta:editing-cycles>
    <meta:document-statistic meta:table-count="0" meta:image-count="0" meta:object-count="0" meta:page-count="3" meta:paragraph-count="77" meta:word-count="430" meta:character-count="4349" meta:non-whitespace-character-count="3600"/>
    <meta:generator>LibreOffice/6.4.7.2$Linux_X86_64 LibreOffice_project/40$Build-2</meta:generator>
  </office:meta>
</office:document-meta>
</file>